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iberation Sans" svg:font-family="Liberation Sans" style:font-family-generic="swiss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/>
    </style:style>
    <style:style style:name="T2" style:parent-style-name="Основнойшрифтабзаца" style:family="text">
      <style:text-properties style:font-name="Times New Roman" style:font-name-asian="NSimSun" style:font-name-complex="Times New Roman" style:letter-kerning="true" fo:font-size="14pt" style:font-size-asian="14pt" style:font-size-complex="12pt" style:language-asian="zh" style:country-asian="CN" style:language-complex="hi" style:country-complex="IN"/>
    </style:style>
    <style:style style:name="P3" style:parent-style-name="Standard" style:family="paragraph">
      <style:paragraph-properties fo:text-align="center" fo:margin-bottom="0in" fo:line-height="100%"/>
    </style:style>
    <style:style style:name="T4" style:parent-style-name="Основнойшрифтабзаца" style:family="text">
      <style:text-properties style:font-name="Times New Roman" style:font-name-asian="NSimSun" style:font-name-complex="Times New Roman" style:letter-kerning="true" fo:font-size="14pt" style:font-size-asian="14pt" style:font-size-complex="12pt" style:language-asian="zh" style:country-asian="CN" style:language-complex="hi" style:country-complex="IN"/>
    </style:style>
    <style:style style:name="P5" style:parent-style-name="Standard" style:family="paragraph">
      <style:paragraph-properties fo:text-align="center" fo:margin-bottom="0in" fo:line-height="100%"/>
      <style:text-properties style:font-name="Times New Roman" style:font-name-asian="NSimSun" style:font-name-complex="Times New Roman" fo:font-weight="bold" style:font-weight-asian="bold" style:font-weight-complex="bold" style:letter-kerning="true" fo:font-size="22pt" style:font-size-asian="22pt" style:font-size-complex="12pt" style:language-asian="zh" style:country-asian="CN" style:language-complex="hi" style:country-complex="IN"/>
    </style:style>
    <style:style style:name="P6" style:parent-style-name="Standard" style:family="paragraph">
      <style:paragraph-properties fo:text-align="center" fo:margin-bottom="0in" fo:line-height="100%"/>
      <style:text-properties style:font-name="Times New Roman" style:font-name-asian="NSimSun" style:font-name-complex="Times New Roman" fo:font-weight="bold" style:font-weight-asian="bold" style:font-weight-complex="bold" style:letter-kerning="true" fo:font-size="22pt" style:font-size-asian="22pt" style:font-size-complex="12pt" style:language-asian="zh" style:country-asian="CN" style:language-complex="hi" style:country-complex="IN"/>
    </style:style>
    <style:style style:name="P7" style:parent-style-name="Standard" style:family="paragraph">
      <style:paragraph-properties fo:text-align="center" fo:margin-bottom="0in" fo:line-height="100%"/>
      <style:text-properties style:font-name="Times New Roman" style:font-name-asian="NSimSun" style:font-name-complex="Times New Roman" fo:font-weight="bold" style:font-weight-asian="bold" style:font-weight-complex="bold" style:letter-kerning="true" fo:font-size="22pt" style:font-size-asian="22pt" style:font-size-complex="12pt" style:language-asian="zh" style:country-asian="CN" style:language-complex="hi" style:country-complex="IN"/>
    </style:style>
    <style:style style:name="P8" style:parent-style-name="Standard" style:family="paragraph">
      <style:paragraph-properties fo:text-align="center" fo:margin-bottom="0in" fo:line-height="100%"/>
      <style:text-properties style:font-name="Times New Roman" style:font-name-asian="NSimSun" style:font-name-complex="Times New Roman" fo:font-weight="bold" style:font-weight-asian="bold" style:font-weight-complex="bold" style:letter-kerning="true" fo:font-size="22pt" style:font-size-asian="22pt" style:font-size-complex="12pt" style:language-asian="zh" style:country-asian="CN" style:language-complex="hi" style:country-complex="IN"/>
    </style:style>
    <style:style style:name="P9" style:parent-style-name="Standard" style:family="paragraph">
      <style:paragraph-properties fo:text-align="center" fo:margin-bottom="0in" fo:line-height="100%"/>
      <style:text-properties style:font-name="Times New Roman" style:font-name-asian="NSimSun" style:font-name-complex="Times New Roman" fo:font-weight="bold" style:font-weight-asian="bold" style:font-weight-complex="bold" style:letter-kerning="true" fo:font-size="22pt" style:font-size-asian="22pt" style:font-size-complex="12pt" style:language-asian="zh" style:country-asian="CN" style:language-complex="hi" style:country-complex="IN"/>
    </style:style>
    <style:style style:name="P10" style:parent-style-name="Standard" style:family="paragraph">
      <style:paragraph-properties fo:text-align="center" fo:margin-bottom="0in" fo:line-height="100%"/>
      <style:text-properties style:font-name="Times New Roman" style:font-name-asian="NSimSun" style:font-name-complex="Times New Roman" fo:font-weight="bold" style:font-weight-asian="bold" style:font-weight-complex="bold" style:letter-kerning="true" fo:font-size="22pt" style:font-size-asian="22pt" style:font-size-complex="12pt" style:language-asian="zh" style:country-asian="CN" style:language-complex="hi" style:country-complex="IN"/>
    </style:style>
    <style:style style:name="P11" style:parent-style-name="Standard" style:family="paragraph">
      <style:paragraph-properties fo:margin-bottom="0in" fo:line-height="100%"/>
      <style:text-properties style:font-name="Times New Roman" style:font-name-asian="NSimSun" style:font-name-complex="Times New Roman" fo:font-weight="bold" style:font-weight-asian="bold" style:font-weight-complex="bold" style:letter-kerning="true" fo:font-size="22pt" style:font-size-asian="22pt" style:font-size-complex="12pt" style:language-asian="zh" style:country-asian="CN" style:language-complex="hi" style:country-complex="IN"/>
    </style:style>
    <style:style style:name="P12" style:parent-style-name="Standard" style:family="paragraph">
      <style:paragraph-properties fo:text-align="center" fo:margin-bottom="0in" fo:line-height="100%"/>
    </style:style>
    <style:style style:name="T13" style:parent-style-name="Основнойшрифтабзаца" style:family="text">
      <style:text-properties style:font-name="Times New Roman" style:font-name-asian="NSimSun" style:font-name-complex="Times New Roman" fo:font-weight="bold" style:font-weight-asian="bold" style:font-weight-complex="bold" style:letter-kerning="true" fo:font-size="22pt" style:font-size-asian="22pt" style:font-size-complex="12pt" style:language-asian="zh" style:country-asian="CN" style:language-complex="hi" style:country-complex="IN"/>
    </style:style>
    <style:style style:name="P14" style:parent-style-name="Standard" style:family="paragraph">
      <style:paragraph-properties fo:text-align="center" fo:margin-top="1.5833in" fo:margin-bottom="0in" fo:line-height="100%"/>
    </style:style>
    <style:style style:name="T15" style:parent-style-name="Основнойшрифтабзаца" style:family="text">
      <style:text-properties style:font-name="Times New Roman" style:font-name-asian="NSimSun" style:font-name-complex="Times New Roman" fo:font-weight="bold" style:font-weight-asian="bold" style:font-weight-complex="bold" style:letter-kerning="true" fo:font-size="20pt" style:font-size-asian="20pt" style:font-size-complex="20pt" style:language-asian="zh" style:country-asian="CN" style:language-complex="hi" style:country-complex="IN"/>
    </style:style>
    <style:style style:name="P16" style:parent-style-name="Standard" style:family="paragraph">
      <style:paragraph-properties fo:text-align="end" fo:margin-top="1.25in" fo:margin-bottom="0in" fo:line-height="100%" fo:margin-left="2.95in" fo:text-indent="0.4916in">
        <style:tab-stops/>
      </style:paragraph-properties>
    </style:style>
    <style:style style:name="T17" style:parent-style-name="Основнойшрифтабзаца" style:family="text">
      <style:text-properties style:font-name="Times New Roman" style:font-name-asian="NSimSun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P18" style:parent-style-name="Standard" style:family="paragraph">
      <style:paragraph-properties fo:text-align="end" fo:margin-top="0.1666in" fo:margin-bottom="0in" fo:line-height="100%"/>
    </style:style>
    <style:style style:name="T19" style:parent-style-name="Основнойшрифтабзаца" style:family="text">
      <style:text-properties style:font-name="Times New Roman" style:font-name-asian="NSimSun" style:font-name-complex="Times New Roman" style:letter-kerning="true" fo:font-size="14pt" style:font-size-asian="14pt" style:font-size-complex="14pt" style:language-asian="zh" style:country-asian="CN" style:language-complex="hi" style:country-complex="IN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align="center" fo:margin-top="1.25in"/>
    </style:style>
    <style:style style:name="T23" style:parent-style-name="Основнойшрифтабзаца" style:family="text">
      <style:text-properties style:font-name="Times New Roman" style:font-name-complex="Calibri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Calibri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Calibri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Calibri" fo:font-size="14pt" style:font-size-asian="14pt" style:font-size-complex="14pt"/>
    </style:style>
    <style:style style:name="P27" style:parent-style-name="Standard" style:family="paragraph">
      <style:paragraph-properties fo:text-align="center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paragraph-properties fo:text-align="justify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T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zh" style:country-asian="CN" style:language-complex="hi" style:country-complex="IN"/>
    </style:style>
    <style:style style:name="P32" style:parent-style-name="Standard" style:family="paragraph">
      <style:paragraph-properties fo:text-align="justify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P35" style:parent-style-name="Standard" style:family="paragraph">
      <style:paragraph-properties fo:text-align="justify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T3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zh" style:country-asian="CN" style:language-complex="hi" style:country-complex="IN"/>
    </style:style>
    <style:style style:name="P38" style:parent-style-name="Standard" style:family="paragraph">
      <style:paragraph-properties fo:text-align="justify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P42" style:parent-style-name="Standard" style:family="paragraph">
      <style:paragraph-properties fo:text-align="justify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T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zh" style:country-asian="CN" style:language-complex="hi" style:country-complex="IN"/>
    </style:style>
    <style:style style:name="P4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justify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 style:language-asian="zh" style:country-asian="CN" style:language-complex="hi" style:country-complex="IN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P50" style:parent-style-name="Standard" style:family="paragraph">
      <style:paragraph-properties fo:text-align="justify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P53" style:parent-style-name="Standard" style:family="paragraph">
      <style:paragraph-properties fo:text-align="justify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P55" style:parent-style-name="Standard" style:family="paragraph">
      <style:paragraph-properties fo:text-align="justify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P58" style:parent-style-name="Standard" style:family="paragraph">
      <style:paragraph-properties fo:text-align="justify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P6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P61" style:parent-style-name="Standard" style:family="paragraph">
      <style:paragraph-properties fo:text-align="end"/>
    </style:style>
    <style:style style:name="T6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style:language-asian="zh" style:country-asian="CN" style:language-complex="hi" style:country-complex="IN"/>
    </style:style>
    <style:style style:name="TableColumn64" style:family="table-column">
      <style:table-column-properties style:column-width="1.3284in" style:use-optimal-column-width="false"/>
    </style:style>
    <style:style style:name="TableColumn65" style:family="table-column">
      <style:table-column-properties style:column-width="0.7291in" style:use-optimal-column-width="false"/>
    </style:style>
    <style:style style:name="TableColumn66" style:family="table-column">
      <style:table-column-properties style:column-width="0.7291in" style:use-optimal-column-width="false"/>
    </style:style>
    <style:style style:name="TableColumn67" style:family="table-column">
      <style:table-column-properties style:column-width="0.7895in" style:use-optimal-column-width="false"/>
    </style:style>
    <style:style style:name="Table63" style:family="table">
      <style:table-properties style:width="3.5763in" fo:margin-left="-0.0208in" table:align="left"/>
    </style:style>
    <style:style style:name="TableRow68" style:family="table-row">
      <style:table-row-properties style:min-row-height="0.1777in" style:use-optimal-row-height="false"/>
    </style:style>
    <style:style style:name="TableCell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" style:parent-style-name="TableContents" style:family="paragraph">
      <style:paragraph-properties fo:text-align="end"/>
    </style:style>
    <style:style style:name="TableCell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" style:parent-style-name="TableContents" style:family="paragraph">
      <style:paragraph-properties fo:text-align="end"/>
    </style:style>
    <style:style style:name="TableCell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" style:parent-style-name="TableContents" style:family="paragraph">
      <style:paragraph-properties fo:text-align="end"/>
    </style:style>
    <style:style style:name="TableRow76" style:family="table-row">
      <style:table-row-properties style:min-row-height="0.1777in" style:use-optimal-row-height="false"/>
    </style:style>
    <style:style style:name="TableCell77" style:family="table-cell">
      <style:table-cell-properties fo:border="none" fo:background-color="#CCCCCC" style:writing-mode="lr-tb" style:vertical-align="bottom" fo:padding-top="0in" fo:padding-left="0.0208in" fo:padding-bottom="0in" fo:padding-right="0.0208in"/>
    </style:style>
    <style:style style:name="TableCell78" style:family="table-cell">
      <style:table-cell-properties fo:border="none" fo:background-color="#CCCCCC" style:writing-mode="lr-tb" style:vertical-align="bottom" fo:padding-top="0in" fo:padding-left="0.0208in" fo:padding-bottom="0in" fo:padding-right="0.0208in"/>
    </style:style>
    <style:style style:name="P79" style:parent-style-name="TableContents" style:family="paragraph">
      <style:paragraph-properties fo:text-align="end"/>
    </style:style>
    <style:style style:name="TableCell80" style:family="table-cell">
      <style:table-cell-properties fo:border="none" fo:background-color="#CCCCCC" style:writing-mode="lr-tb" style:vertical-align="bottom" fo:padding-top="0in" fo:padding-left="0.0208in" fo:padding-bottom="0in" fo:padding-right="0.0208in"/>
    </style:style>
    <style:style style:name="P81" style:parent-style-name="TableContents" style:family="paragraph">
      <style:paragraph-properties fo:text-align="end"/>
    </style:style>
    <style:style style:name="TableCell82" style:family="table-cell">
      <style:table-cell-properties fo:border="none" fo:background-color="#CCCCCC" style:writing-mode="lr-tb" style:vertical-align="bottom" fo:padding-top="0in" fo:padding-left="0.0208in" fo:padding-bottom="0in" fo:padding-right="0.0208in"/>
    </style:style>
    <style:style style:name="P83" style:parent-style-name="TableContents" style:family="paragraph">
      <style:paragraph-properties fo:text-align="end"/>
    </style:style>
    <style:style style:name="TableRow84" style:family="table-row">
      <style:table-row-properties style:min-row-height="0.1777in" style:use-optimal-row-height="false"/>
    </style:style>
    <style:style style:name="TableCell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" style:parent-style-name="TableContents" style:family="paragraph">
      <style:paragraph-properties fo:text-align="end"/>
    </style:style>
    <style:style style:name="TableCell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" style:parent-style-name="TableContents" style:family="paragraph">
      <style:paragraph-properties fo:text-align="end"/>
    </style:style>
    <style:style style:name="TableCell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" style:parent-style-name="TableContents" style:family="paragraph">
      <style:paragraph-properties fo:text-align="end"/>
    </style:style>
    <style:style style:name="TableRow92" style:family="table-row">
      <style:table-row-properties style:min-row-height="0.1777in" style:use-optimal-row-height="false"/>
    </style:style>
    <style:style style:name="TableCell93" style:family="table-cell">
      <style:table-cell-properties fo:border="none" fo:background-color="#CCCCCC" style:writing-mode="lr-tb" style:vertical-align="bottom" fo:padding-top="0in" fo:padding-left="0.0208in" fo:padding-bottom="0in" fo:padding-right="0.0208in"/>
    </style:style>
    <style:style style:name="T94" style:parent-style-name="Основнойшрифтабзаца" style:family="text">
      <style:text-properties style:font-name="Liberation Sans" fo:color="#000000" fo:font-size="10pt" style:font-size-asian="10pt" style:font-size-complex="10pt"/>
    </style:style>
    <style:style style:name="TableCell95" style:family="table-cell">
      <style:table-cell-properties fo:border="none" fo:background-color="#CCCCCC" style:writing-mode="lr-tb" style:vertical-align="bottom" fo:padding-top="0in" fo:padding-left="0.0208in" fo:padding-bottom="0in" fo:padding-right="0.0208in"/>
    </style:style>
    <style:style style:name="P96" style:parent-style-name="TableContents" style:family="paragraph">
      <style:paragraph-properties fo:text-align="end"/>
    </style:style>
    <style:style style:name="T97" style:parent-style-name="Основнойшрифтабзаца" style:family="text">
      <style:text-properties style:font-name="Liberation Sans" fo:color="#000000" fo:font-size="10pt" style:font-size-asian="10pt" style:font-size-complex="10pt"/>
    </style:style>
    <style:style style:name="TableCell98" style:family="table-cell">
      <style:table-cell-properties fo:border="none" fo:background-color="#CCCCCC" style:writing-mode="lr-tb" style:vertical-align="bottom" fo:padding-top="0in" fo:padding-left="0.0208in" fo:padding-bottom="0in" fo:padding-right="0.0208in"/>
    </style:style>
    <style:style style:name="P99" style:parent-style-name="TableContents" style:family="paragraph">
      <style:paragraph-properties fo:text-align="end"/>
    </style:style>
    <style:style style:name="T100" style:parent-style-name="Основнойшрифтабзаца" style:family="text">
      <style:text-properties style:font-name="Liberation Sans" fo:color="#000000" fo:font-size="10pt" style:font-size-asian="10pt" style:font-size-complex="10pt"/>
    </style:style>
    <style:style style:name="TableCell101" style:family="table-cell">
      <style:table-cell-properties fo:border="none" fo:background-color="#CCCCCC" style:writing-mode="lr-tb" style:vertical-align="bottom" fo:padding-top="0in" fo:padding-left="0.0208in" fo:padding-bottom="0in" fo:padding-right="0.0208in"/>
    </style:style>
    <style:style style:name="P102" style:parent-style-name="TableContents" style:family="paragraph">
      <style:paragraph-properties fo:text-align="end"/>
    </style:style>
    <style:style style:name="T103" style:parent-style-name="Основнойшрифтабзаца" style:family="text">
      <style:text-properties style:font-name="Liberation Sans" fo:color="#000000" fo:font-size="10pt" style:font-size-asian="10pt" style:font-size-complex="10pt"/>
    </style:style>
    <style:style style:name="P104" style:parent-style-name="Standard" style:family="paragraph">
      <style:paragraph-properties fo:text-align="end"/>
    </style:style>
    <style:style style:name="P105" style:parent-style-name="Standard" style:family="paragraph">
      <style:paragraph-properties fo:text-align="end"/>
    </style:style>
    <style:style style:name="P106" style:parent-style-name="Standard" style:family="paragraph">
      <style:paragraph-properties fo:text-align="end"/>
    </style:style>
    <style:style style:name="P107" style:parent-style-name="Standard" style:family="paragraph">
      <style:paragraph-properties fo:text-align="end"/>
    </style:style>
    <style:style style:name="T10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style:language-asian="zh" style:country-asian="CN" style:language-complex="hi" style:country-complex="IN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P110" style:parent-style-name="Standard" style:family="paragraph">
      <style:paragraph-properties fo:text-align="justify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P113" style:parent-style-name="Абзацсписка" style:family="paragraph">
      <style:paragraph-properties fo:text-align="justify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P115" style:parent-style-name="Абзацсписка" style:family="paragraph">
      <style:paragraph-properties fo:text-align="justify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P117" style:parent-style-name="Абзацсписка" style:family="paragraph">
      <style:paragraph-properties fo:text-align="justify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P120" style:parent-style-name="Абзацсписка" style:family="paragraph">
      <style:paragraph-properties fo:text-align="justify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zh" style:country-asian="CN" style:language-complex="hi" style:country-complex="IN"/>
    </style:style>
    <style:style style:name="P122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23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24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25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26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27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28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29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30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31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32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33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34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35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36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37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38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39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40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41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42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43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44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45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46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47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48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49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50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51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52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53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54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55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56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57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58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59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60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61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62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63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64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65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66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67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68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69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70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71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72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73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74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75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76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77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78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79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80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81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82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83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84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85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86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87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88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89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90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91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92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93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94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95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96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97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98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199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200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201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202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203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204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205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206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207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208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209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210" style:parent-style-name="Заголовок4" style:family="paragraph">
      <style:text-properties style:font-name="Courier New" style:font-name-asian="Calibri" style:font-name-complex="Courier New" fo:font-weight="normal" style:font-weight-asian="normal" style:font-weight-complex="normal" fo:font-style="normal" style:font-style-asian="normal" style:font-style-complex="normal" fo:font-size="11pt" style:font-size-asian="11pt" style:font-size-complex="11pt" fo:language="en" fo:country="US"/>
    </style:style>
    <style:style style:name="P211" style:parent-style-name="Заголовок4" style:family="paragraph">
      <style:text-properties fo:language="en" fo:country="US"/>
    </style:style>
    <style:style style:name="P212" style:parent-style-name="Standard" style:family="paragraph">
      <style:text-properties style:font-name="Courier New" style:font-name-complex="Courier New" fo:language="en" fo:country="US"/>
    </style:style>
    <style:style style:name="P213" style:parent-style-name="Standard" style:family="paragraph">
      <style:text-properties style:font-name="Courier New" style:font-name-complex="Courier New" fo:language="en" fo:country="US"/>
    </style:style>
    <style:style style:name="P214" style:parent-style-name="Standard" style:family="paragraph">
      <style:text-properties style:font-name="Courier New" style:font-name-complex="Courier New" fo:language="en" fo:country="US"/>
    </style:style>
    <style:style style:name="P215" style:parent-style-name="Standard" style:family="paragraph">
      <style:text-properties style:font-name="Courier New" style:font-name-complex="Courier New" fo:language="en" fo:country="US"/>
    </style:style>
    <style:style style:name="P216" style:parent-style-name="Standard" style:family="paragraph">
      <style:text-properties style:font-name="Courier New" style:font-name-complex="Courier New" fo:language="en" fo:country="US"/>
    </style:style>
    <style:style style:name="P217" style:parent-style-name="Standard" style:family="paragraph">
      <style:text-properties style:font-name="Courier New" style:font-name-complex="Courier New" fo:language="en" fo:country="US"/>
    </style:style>
    <style:style style:name="P218" style:parent-style-name="Standard" style:family="paragraph">
      <style:text-properties style:font-name="Courier New" style:font-name-complex="Courier New" fo:language="en" fo:country="US"/>
    </style:style>
    <style:style style:name="P219" style:parent-style-name="Standard" style:family="paragraph">
      <style:text-properties style:font-name="Courier New" style:font-name-complex="Courier New" fo:language="en" fo:country="US"/>
    </style:style>
    <style:style style:name="P220" style:parent-style-name="Standard" style:family="paragraph">
      <style:text-properties style:font-name="Courier New" style:font-name-complex="Courier New" fo:language="en" fo:country="US"/>
    </style:style>
    <style:style style:name="P221" style:parent-style-name="Standard" style:family="paragraph">
      <style:text-properties style:font-name="Courier New" style:font-name-complex="Courier New" fo:language="en" fo:country="US"/>
    </style:style>
    <style:style style:name="P222" style:parent-style-name="Standard" style:family="paragraph">
      <style:text-properties style:font-name="Courier New" style:font-name-complex="Courier New" fo:language="en" fo:country="US"/>
    </style:style>
    <style:style style:name="P223" style:parent-style-name="Standard" style:family="paragraph">
      <style:text-properties style:font-name="Courier New" style:font-name-complex="Courier New" fo:language="en" fo:country="US"/>
    </style:style>
    <style:style style:name="P224" style:parent-style-name="Standard" style:family="paragraph">
      <style:text-properties style:font-name="Courier New" style:font-name-complex="Courier New" fo:language="en" fo:country="US"/>
    </style:style>
    <style:style style:name="P225" style:parent-style-name="Standard" style:family="paragraph">
      <style:text-properties style:font-name="Courier New" style:font-name-complex="Courier New" fo:language="en" fo:country="US"/>
    </style:style>
    <style:style style:name="P226" style:parent-style-name="Standard" style:family="paragraph">
      <style:text-properties style:font-name="Courier New" style:font-name-complex="Courier New" fo:language="en" fo:country="US"/>
    </style:style>
    <style:style style:name="P227" style:parent-style-name="Standard" style:family="paragraph">
      <style:text-properties style:font-name="Courier New" style:font-name-complex="Courier New" fo:language="en" fo:country="US"/>
    </style:style>
    <style:style style:name="P228" style:parent-style-name="Standard" style:family="paragraph">
      <style:text-properties style:font-name="Courier New" style:font-name-complex="Courier New" fo:language="en" fo:country="US"/>
    </style:style>
    <style:style style:name="P229" style:parent-style-name="Standard" style:family="paragraph">
      <style:text-properties style:font-name="Courier New" style:font-name-complex="Courier New" fo:language="en" fo:country="US"/>
    </style:style>
    <style:style style:name="P230" style:parent-style-name="Standard" style:family="paragraph">
      <style:text-properties style:font-name="Courier New" style:font-name-complex="Courier New" fo:language="en" fo:country="US"/>
    </style:style>
    <style:style style:name="P231" style:parent-style-name="Standard" style:family="paragraph">
      <style:text-properties style:font-name="Courier New" style:font-name-complex="Courier New" fo:language="en" fo:country="US"/>
    </style:style>
    <style:style style:name="P232" style:parent-style-name="Standard" style:family="paragraph">
      <style:text-properties style:font-name="Courier New" style:font-name-complex="Courier New" fo:language="en" fo:country="US"/>
    </style:style>
    <style:style style:name="P233" style:parent-style-name="Standard" style:family="paragraph">
      <style:text-properties style:font-name="Courier New" style:font-name-complex="Courier New" fo:language="en" fo:country="US"/>
    </style:style>
    <style:style style:name="P234" style:parent-style-name="Standard" style:family="paragraph">
      <style:text-properties style:font-name="Courier New" style:font-name-complex="Courier New" fo:language="en" fo:country="US"/>
    </style:style>
    <style:style style:name="P235" style:parent-style-name="Standard" style:family="paragraph">
      <style:text-properties style:font-name="Courier New" style:font-name-complex="Courier New" fo:language="en" fo:country="US"/>
    </style:style>
    <style:style style:name="P236" style:parent-style-name="Standard" style:family="paragraph">
      <style:text-properties style:font-name="Courier New" style:font-name-complex="Courier New" fo:language="en" fo:country="US"/>
    </style:style>
    <style:style style:name="P237" style:parent-style-name="Standard" style:family="paragraph">
      <style:text-properties style:font-name="Courier New" style:font-name-complex="Courier New" fo:language="en" fo:country="US"/>
    </style:style>
    <style:style style:name="P238" style:parent-style-name="Standard" style:family="paragraph">
      <style:text-properties style:font-name="Courier New" style:font-name-complex="Courier New" fo:language="en" fo:country="US"/>
    </style:style>
    <style:style style:name="P239" style:parent-style-name="Standard" style:family="paragraph">
      <style:text-properties style:font-name="Courier New" style:font-name-complex="Courier New" fo:language="en" fo:country="US"/>
    </style:style>
    <style:style style:name="P240" style:parent-style-name="Standard" style:family="paragraph">
      <style:text-properties style:font-name="Courier New" style:font-name-complex="Courier New" fo:language="en" fo:country="US"/>
    </style:style>
    <style:style style:name="P241" style:parent-style-name="Standard" style:family="paragraph">
      <style:text-properties style:font-name="Courier New" style:font-name-complex="Courier New" fo:language="en" fo:country="US"/>
    </style:style>
    <style:style style:name="P242" style:parent-style-name="Standard" style:family="paragraph">
      <style:text-properties style:font-name="Courier New" style:font-name-complex="Courier New" fo:language="en" fo:country="US"/>
    </style:style>
    <style:style style:name="P243" style:parent-style-name="Standard" style:family="paragraph">
      <style:text-properties style:font-name="Courier New" style:font-name-complex="Courier New" fo:language="en" fo:country="US"/>
    </style:style>
    <style:style style:name="P244" style:parent-style-name="Standard" style:family="paragraph">
      <style:text-properties style:font-name="Courier New" style:font-name-complex="Courier New" fo:language="en" fo:country="US"/>
    </style:style>
    <style:style style:name="P245" style:parent-style-name="Standard" style:family="paragraph">
      <style:text-properties style:font-name="Courier New" style:font-name-complex="Courier New" fo:language="en" fo:country="US"/>
    </style:style>
    <style:style style:name="P246" style:parent-style-name="Standard" style:family="paragraph">
      <style:text-properties style:font-name="Courier New" style:font-name-complex="Courier New" fo:language="en" fo:country="US"/>
    </style:style>
    <style:style style:name="P247" style:parent-style-name="Standard" style:family="paragraph">
      <style:text-properties style:font-name="Courier New" style:font-name-complex="Courier New" fo:language="en" fo:country="US"/>
    </style:style>
    <style:style style:name="P248" style:parent-style-name="Standard" style:family="paragraph">
      <style:text-properties style:font-name="Courier New" style:font-name-complex="Courier New" fo:language="en" fo:country="US"/>
    </style:style>
    <style:style style:name="P249" style:parent-style-name="Standard" style:family="paragraph">
      <style:text-properties style:font-name="Courier New" style:font-name-complex="Courier New" fo:language="en" fo:country="US"/>
    </style:style>
    <style:style style:name="P250" style:parent-style-name="Standard" style:family="paragraph">
      <style:text-properties style:font-name="Courier New" style:font-name-complex="Courier New" fo:language="en" fo:country="US"/>
    </style:style>
    <style:style style:name="P251" style:parent-style-name="Standard" style:family="paragraph">
      <style:text-properties style:font-name="Courier New" style:font-name-complex="Courier New" fo:language="en" fo:country="US"/>
    </style:style>
    <style:style style:name="P252" style:parent-style-name="Standard" style:family="paragraph">
      <style:text-properties style:font-name="Courier New" style:font-name-complex="Courier New" fo:language="en" fo:country="US"/>
    </style:style>
    <style:style style:name="P253" style:parent-style-name="Standard" style:family="paragraph">
      <style:text-properties style:font-name="Courier New" style:font-name-complex="Courier New" fo:language="en" fo:country="US"/>
    </style:style>
    <style:style style:name="P254" style:parent-style-name="Standard" style:family="paragraph">
      <style:paragraph-properties fo:margin-bottom="0in" fo:line-height="100%"/>
      <style:text-properties style:font-name="Courier New" style:font-name-complex="Courier New" fo:language="en" fo:country="US"/>
    </style:style>
    <style:style style:name="P255" style:parent-style-name="Заголовок4" style:family="paragraph">
      <style:text-properties fo:language="en" fo:country="US"/>
    </style:style>
    <style:style style:name="P256" style:parent-style-name="Standard" style:family="paragraph">
      <style:paragraph-properties fo:margin-bottom="0in" fo:line-height="100%"/>
      <style:text-properties style:font-name="Courier New" style:font-name-complex="Courier New" fo:language="en" fo:country="US"/>
    </style:style>
    <style:style style:name="P257" style:parent-style-name="Standard" style:family="paragraph">
      <style:paragraph-properties fo:margin-bottom="0in" fo:line-height="100%"/>
      <style:text-properties style:font-name="Courier New" style:font-name-complex="Courier New" fo:language="en" fo:country="US"/>
    </style:style>
    <style:style style:name="P258" style:parent-style-name="Standard" style:family="paragraph">
      <style:paragraph-properties fo:margin-bottom="0in" fo:line-height="100%"/>
      <style:text-properties style:font-name="Courier New" style:font-name-complex="Courier New" fo:language="en" fo:country="US"/>
    </style:style>
    <style:style style:name="P259" style:parent-style-name="Standard" style:family="paragraph">
      <style:paragraph-properties fo:margin-bottom="0in" fo:line-height="100%"/>
      <style:text-properties style:font-name="Courier New" style:font-name-complex="Courier New" fo:language="en" fo:country="US"/>
    </style:style>
    <style:style style:name="P260" style:parent-style-name="Standard" style:family="paragraph">
      <style:paragraph-properties fo:margin-bottom="0in" fo:line-height="100%"/>
      <style:text-properties style:font-name="Courier New" style:font-name-complex="Courier New" fo:language="en" fo:country="US"/>
    </style:style>
    <style:style style:name="P261" style:parent-style-name="Standard" style:family="paragraph">
      <style:paragraph-properties fo:margin-bottom="0in" fo:line-height="100%"/>
      <style:text-properties style:font-name="Courier New" style:font-name-complex="Courier New" fo:language="en" fo:country="US"/>
    </style:style>
    <style:style style:name="P262" style:parent-style-name="Standard" style:family="paragraph">
      <style:paragraph-properties fo:margin-bottom="0in" fo:line-height="100%"/>
      <style:text-properties style:font-name="Courier New" style:font-name-complex="Courier New" fo:language="en" fo:country="US"/>
    </style:style>
    <style:style style:name="P263" style:parent-style-name="Standard" style:family="paragraph">
      <style:paragraph-properties fo:margin-bottom="0in" fo:line-height="100%"/>
      <style:text-properties style:font-name="Courier New" style:font-name-complex="Courier New" fo:language="en" fo:country="US"/>
    </style:style>
    <style:style style:name="P264" style:parent-style-name="Standard" style:family="paragraph">
      <style:paragraph-properties fo:margin-bottom="0in" fo:line-height="100%"/>
      <style:text-properties style:font-name="Courier New" style:font-name-complex="Courier New" fo:language="en" fo:country="US"/>
    </style:style>
    <style:style style:name="P265" style:parent-style-name="Standard" style:family="paragraph">
      <style:paragraph-properties fo:margin-bottom="0in" fo:line-height="100%"/>
      <style:text-properties style:font-name="Courier New" style:font-name-complex="Courier New" fo:language="en" fo:country="US"/>
    </style:style>
    <style:style style:name="P266" style:parent-style-name="Standard" style:family="paragraph">
      <style:paragraph-properties fo:margin-bottom="0in" fo:line-height="100%"/>
      <style:text-properties style:font-name="Courier New" style:font-name-complex="Courier New" fo:language="en" fo:country="US"/>
    </style:style>
    <style:style style:name="P267" style:parent-style-name="Standard" style:family="paragraph">
      <style:paragraph-properties fo:margin-bottom="0in" fo:line-height="100%"/>
      <style:text-properties style:font-name="Courier New" style:font-name-complex="Courier New" fo:language="en" fo:country="US"/>
    </style:style>
    <style:style style:name="P268" style:parent-style-name="Standard" style:family="paragraph">
      <style:paragraph-properties fo:margin-bottom="0in" fo:line-height="100%"/>
      <style:text-properties style:font-name="Courier New" style:font-name-complex="Courier New" fo:language="en" fo:country="US"/>
    </style:style>
    <style:style style:name="P269" style:parent-style-name="Standard" style:family="paragraph">
      <style:paragraph-properties fo:margin-bottom="0in" fo:line-height="100%"/>
    </style:style>
    <style:style style:name="T270" style:parent-style-name="Основнойшрифтабзаца" style:family="text">
      <style:text-properties style:font-name="Courier New" style:font-name-complex="Courier New" fo:language="en" fo:country="US"/>
    </style:style>
    <style:style style:family="graphic" style:name="a0">
      <style:graphic-properties/>
    </style:style>
  </office:automatic-styles>
  <office:body>
    <office:text text:use-soft-page-breaks="true">
      <text:p text:style-name="P1"><text:span text:style-name="T2">Санкт-Петербургский государственный университет телекоммуникаций</text:span></text:p>
      <text:p text:style-name="P3"><text:span text:style-name="T4">им. проф. М.А. Бонч-Бруевича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Алгоритмы и структуры данных</text:span></text:p>
      <text:p text:style-name="P14"><text:span text:style-name="Заголовок1Знак">Отчёт по лабораторной работе №2</text:span><text:span text:style-name="Заголовок1Знак"><text:line-break/></text:span><text:span text:style-name="Заголовок1Знак">«Поиск подстроки</text:span><text:span text:style-name="T15">»</text:span></text:p>
      <text:p text:style-name="P16"><text:span text:style-name="T17">Группа: ИКПИ-14</text:span></text:p>
      <text:p text:style-name="P18"><text:span text:style-name="T19">Студенты:</text:span><text:span text:style-name="T20"><text:s/></text:span><text:span text:style-name="T21">Крылов А.В., Хохлов Т.В.</text:span></text:p>
      <text:p text:style-name="P22"><text:span text:style-name="T23"><text:line-break/></text:span><text:span text:style-name="T24"><text:line-break/></text:span><text:span text:style-name="T25"><text:line-break/></text:span><text:span text:style-name="T26">Санкт-Петербург</text:span></text:p>
      <text:p text:style-name="P27"><text:span text:style-name="T28">2023</text:span></text:p>
      <text:soft-page-break/>
      <text:h text:style-name="Заголовок1" text:outline-level="1">Цель работы</text:h>
      <text:p text:style-name="P29"><text:span text:style-name="T30">Целью работы является ознакомление с алгоритмами поиска подстроки и оценка эффективности алгоритмов.</text:span></text:p>
      <text:h text:style-name="Заголовок1" text:outline-level="1">Описание алгоритмов</text:h>
      <text:p text:style-name="Standard"><text:span text:style-name="T31">Последовательный поиск:</text:span></text:p>
      <text:p text:style-name="P32"><text:span text:style-name="T33">Представим себе, что в слове длины m ищется образец длины n. Вырежем<text:s/></text:span><text:span text:style-name="T34">окошко размера n и будем двигать его по входному слову. При этом проверяем, не совпадает ли слово в окошке с заданным образцом. При совпадении алгоритм досрочно завершает свою работу.</text:span></text:p>
      <text:p text:style-name="P35"><text:span text:style-name="T36">Сложность алгоритма: O(n)</text:span></text:p>
      <text:p text:style-name="Standard"><text:span text:style-name="T37">Поиск Рабина:</text:span></text:p>
      <text:p text:style-name="P38"><text:span text:style-name="T39">Алгоритм схож по работе с послед</text:span><text:span text:style-name="T40">овательным поиском, однако вместо постоянного сравнения по буквам мы фиксируем некоторую функцию, определенную на словах длины n. Если значения этой функции на слове в окошке и на образце различны, то совпадения нет. Только если значения одинаковы, нужно п</text:span><text:span text:style-name="T41">роверять совпадение по буквам.</text:span></text:p>
      <text:p text:style-name="P42"><text:span text:style-name="T43">Сложность алгоритма: O(n)</text:span></text:p>
      <text:p text:style-name="Standard"><text:span text:style-name="T44">Поиск Кнута-Морриса-Пратта:</text:span></text:p>
      <text:p text:style-name="P45">Алгоритм Кнута-Морриса-Пратта (КМП) получает на вход слово X=x[1]x[2]... x[n] и просматривает его слева направо буква за буквой, заполняя при этом массив натуральных чисел<text:s/>l[1]... l[n], где l[i]=длина слова l(x[1]...х[i]) Таким образом: l[i] есть длина наибольшего начала слова x[1]...x[i], одновременно являющегося его концом</text:p>
      <text:p text:style-name="P46"><text:span text:style-name="T47">Сложность алгоритма: O(</text:span><text:span text:style-name="T48">n</text:span><text:span text:style-name="T49">)</text:span></text:p>
      <text:h text:style-name="Заголовок1" text:outline-level="1">Описание программы</text:h>
      <text:p text:style-name="P50"><text:span text:style-name="T51">Программа для выполнения настоящей работы обеспечивает<text:s/></text:span><text:span text:style-name="T52">выполнение процедур поиска подстроки в фоновом режиме и подсчёт временных затрат на работу алгоритмов.</text:span></text:p>
      <text:p text:style-name="P53"><text:span text:style-name="T54">По завершении работы процедур поиска на экран будет выведено среднее время работы каждого из алгоритмов.</text:span></text:p>
      <text:p text:style-name="P55"><text:span text:style-name="T56">Программа создана с использованием языка програм</text:span><text:span text:style-name="T57">мирования Rust.</text:span></text:p>
      <text:h text:style-name="Заголовок1" text:outline-level="1">Полученные результаты</text:h>
      <text:p text:style-name="P58"><text:span text:style-name="T59">Результаты оценки временной сложности алгоритмов (в миркосекундах) представлены в таблице 1 и отображены на рисунке 1.</text:span></text:p>
      <text:p text:style-name="P60"/>
      <text:p text:style-name="P61"><text:span text:style-name="T62">Таблица 1.</text:span></text:p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TableContents">Кол-во символов</text:p>
          </table:table-cell>
          <table:table-cell table:style-name="TableCell70">
            <text:p text:style-name="P71">3000</text:p>
          </table:table-cell>
          <table:table-cell table:style-name="TableCell72">
            <text:p text:style-name="P73">6000</text:p>
          </table:table-cell>
          <table:table-cell table:style-name="TableCell74">
            <text:p text:style-name="P75">9000</text:p>
          </table:table-cell>
        </table:table-row>
        <table:table-row table:style-name="TableRow76">
          <table:table-cell table:style-name="TableCell77">
            <text:p text:style-name="TableContents">Последовательный</text:p>
          </table:table-cell>
          <table:table-cell table:style-name="TableCell78">
            <text:p text:style-name="P79">6.5</text:p>
          </table:table-cell>
          <table:table-cell table:style-name="TableCell80">
            <text:p text:style-name="P81">13.2</text:p>
          </table:table-cell>
          <table:table-cell table:style-name="TableCell82">
            <text:p text:style-name="P83">19.9</text:p>
          </table:table-cell>
        </table:table-row>
        <table:table-row table:style-name="TableRow84">
          <table:table-cell table:style-name="TableCell85">
            <text:p text:style-name="TableContents">Рабина</text:p>
          </table:table-cell>
          <table:table-cell table:style-name="TableCell86">
            <text:p text:style-name="P87">2.6</text:p>
          </table:table-cell>
          <table:table-cell table:style-name="TableCell88">
            <text:p text:style-name="P89">5.4</text:p>
          </table:table-cell>
          <table:table-cell table:style-name="TableCell90">
            <text:p text:style-name="P91">8.3</text:p>
          </table:table-cell>
        </table:table-row>
        <table:table-row table:style-name="TableRow92">
          <table:table-cell table:style-name="TableCell93">
            <text:p text:style-name="TableContents"><text:span text:style-name="T94">Кнут-Пратт-Моррис</text:span></text:p>
          </table:table-cell>
          <table:table-cell table:style-name="TableCell95">
            <text:p text:style-name="P96"><text:span text:style-name="T97">4,6</text:span></text:p>
          </table:table-cell>
          <table:table-cell table:style-name="TableCell98">
            <text:p text:style-name="P99"><text:span text:style-name="T100">9,3</text:span></text:p>
          </table:table-cell>
          <table:table-cell table:style-name="TableCell101">
            <text:p text:style-name="P102"><text:span text:style-name="T103">13,4</text:span></text:p>
          </table:table-cell>
        </table:table-row>
      </table:table>
      <text:p text:style-name="Standard"/>
      <text:p text:style-name="P104"/>
      <text:p text:style-name="P105"/>
      <text:p text:style-name="P106"><draw:frame draw:style-name="a0" draw:name="Диаграмма 2" text:anchor-type="as-char" svg:x="0in" svg:y="0in" svg:width="6.29792in" svg:height="3.54167in" style:rel-width="scale" style:rel-height="scale"><draw:object xlink:href="Object 1/" xlink:type="simple" xlink:show="embed" xlink:actuate="onLoad"/><svg:title/><svg:desc/></draw:frame></text:p>
      <text:p text:style-name="P107"><text:span text:style-name="T108">Рисунок 1.</text:span></text:p>
      <text:p text:style-name="Standard"><text:span text:style-name="T109">Данные, отображенные в таблице и на рисунке, показывают, что алгоритм <text:s/>Рабина имеет лучшую асимптотическую сложность по сравнению с последовательным поиском и Кнута-Морриса-Пратта.</text:span></text:p>
      <text:h text:style-name="Заголовок1" text:outline-level="1">Вывод</text:h>
      <text:p text:style-name="P110"><text:span text:style-name="T111">В ходе<text:s/></text:span><text:span text:style-name="T112">проведённой лабораторной работы были получены следующие результаты:</text:span></text:p>
      <text:list text:style-name="WWNum1">
        <text:list-item text:start-value="1">
          <text:p text:style-name="P113"><text:span text:style-name="T114">Изучены алгоритмы последовательного поиска, поиска Рабина и Кнута-Морриса-Пратта.</text:span></text:p>
        </text:list-item>
        <text:list-item>
          <text:p text:style-name="P115"><text:span text:style-name="T116">Создана программа, позволяющая выполнить оценку временной сложности алгоритмов.</text:span></text:p>
        </text:list-item>
        <text:list-item>
          <text:p text:style-name="P117"><text:span text:style-name="T118">Выполнена оценка временной</text:span><text:span text:style-name="T119"><text:s/>сложности последовательного поиска, поиска Рабина и Кнута-Морриса-Пратта.</text:span></text:p>
        </text:list-item>
        <text:list-item>
          <text:p text:style-name="P120"><text:span text:style-name="T121">По результатам оценки поиск Рабина является более эффективным алгоритмом по сравнению с последовательным поиском и Кнута-Морриса-Пратта.</text:span></text:p>
        </text:list-item>
      </text:list>
      <text:h text:style-name="Заголовок1" text:outline-level="1">Исходный код программы</text:h>
      <text:soft-page-break/>
      <text:h text:style-name="Заголовок4" text:outline-level="4">src/lib.rs:</text:h>
      <text:h text:style-name="P122" text:outline-level="4">#[inline]</text:h>
      <text:h text:style-name="P123" text:outline-level="4">pub fn linear_search(arr: &amp;[u8], substr: &amp;[u8]) -&gt; Option&lt;usize&gt; {</text:h>
      <text:h text:style-name="P124" text:outline-level="4"><text:s text:c="4"/>for (ind, win) in arr.windows(substr.len()).enumerate() {</text:h>
      <text:h text:style-name="P125" text:outline-level="4"><text:s text:c="8"/>if win == substr {</text:h>
      <text:h text:style-name="P126" text:outline-level="4"><text:s text:c="12"/>return Some(ind);</text:h>
      <text:h text:style-name="P127" text:outline-level="4"><text:s text:c="8"/>}</text:h>
      <text:h text:style-name="P128" text:outline-level="4"><text:s text:c="4"/>}</text:h>
      <text:h text:style-name="P129" text:outline-level="4"/>
      <text:h text:style-name="P130" text:outline-level="4"><text:s text:c="4"/>None</text:h>
      <text:h text:style-name="P131" text:outline-level="4">}</text:h>
      <text:h text:style-name="P132" text:outline-level="4"/>
      <text:h text:style-name="P133" text:outline-level="4">#[inline]</text:h>
      <text:h text:style-name="P134" text:outline-level="4">pub fn rabin_search(arr: &amp;[u8], substr: &amp;[u8]) -&gt; Option&lt;usize&gt; {</text:h>
      <text:h text:style-name="P135" text:outline-level="4"><text:s text:c="4"/>let hash = |s: &amp;[u8]| s.first().unwrap() + s.last().unwrap();</text:h>
      <text:h text:style-name="P136" text:outline-level="4"/>
      <text:h text:style-name="P137" text:outline-level="4"><text:s text:c="4"/>let substr_sum = hash(substr);</text:h>
      <text:h text:style-name="P138" text:outline-level="4"><text:s text:c="4"/>for (ind, win) in arr.windows(substr.len()).enumerate() {</text:h>
      <text:h text:style-name="P139" text:outline-level="4"><text:s text:c="8"/>let sm = hash(win);</text:h>
      <text:h text:style-name="P140" text:outline-level="4"><text:s text:c="8"/>if sm == substr_sum &amp;&amp; win == substr {</text:h>
      <text:h text:style-name="P141" text:outline-level="4"><text:s text:c="12"/>return Some(ind);</text:h>
      <text:h text:style-name="P142" text:outline-level="4"><text:s text:c="8"/>}</text:h>
      <text:h text:style-name="P143" text:outline-level="4"><text:s text:c="4"/>}</text:h>
      <text:h text:style-name="P144" text:outline-level="4"/>
      <text:h text:style-name="P145" text:outline-level="4"><text:s text:c="4"/>None</text:h>
      <text:h text:style-name="P146" text:outline-level="4">}</text:h>
      <text:h text:style-name="P147" text:outline-level="4"/>
      <text:h text:style-name="P148" text:outline-level="4">#[inline]</text:h>
      <text:h text:style-name="P149" text:outline-level="4">pub fn knuth_search(arr: &amp;[u8], substr: &amp;[u8]) -&gt; Option&lt;usize&gt; {</text:h>
      <text:h text:style-name="P150" text:outline-level="4"><text:s text:c="4"/>let mut d = vec![0; substr.len()];</text:h>
      <text:h text:style-name="P151" text:outline-level="4"/>
      <text:h text:style-name="P152" text:outline-level="4"><text:s text:c="4"/>let mut j = 0;</text:h>
      <text:h text:style-name="P153" text:outline-level="4"><text:s text:c="4"/>for i in 1..substr.len() {</text:h>
      <text:h text:style-name="P154" text:outline-level="4"><text:s text:c="8"/>while j &gt; 0 &amp;&amp; substr[j] != substr[i] {</text:h>
      <text:h text:style-name="P155" text:outline-level="4"><text:s text:c="12"/>j = d[j - 1];</text:h>
      <text:h text:style-name="P156" text:outline-level="4"><text:s text:c="8"/>}</text:h>
      <text:h text:style-name="P157" text:outline-level="4"/>
      <text:h text:style-name="P158" text:outline-level="4"><text:s text:c="8"/>if substr[j] == substr[i] {</text:h>
      <text:soft-page-break/>
      <text:h text:style-name="P159" text:outline-level="4"><text:s text:c="12"/>j += 1;</text:h>
      <text:h text:style-name="P160" text:outline-level="4"><text:s text:c="8"/>}</text:h>
      <text:h text:style-name="P161" text:outline-level="4"/>
      <text:h text:style-name="P162" text:outline-level="4"><text:s text:c="8"/>d[i] = j;</text:h>
      <text:h text:style-name="P163" text:outline-level="4"><text:s text:c="4"/>}</text:h>
      <text:h text:style-name="P164" text:outline-level="4"/>
      <text:h text:style-name="P165" text:outline-level="4"><text:s text:c="4"/>j = 0;</text:h>
      <text:h text:style-name="P166" text:outline-level="4"><text:s text:c="4"/>for i in 1..arr.len() {</text:h>
      <text:h text:style-name="P167" text:outline-level="4"><text:s text:c="8"/>while j &gt; 0 &amp;&amp; substr[j] != arr[i] {</text:h>
      <text:h text:style-name="P168" text:outline-level="4"><text:s text:c="12"/>j = d[j - 1];</text:h>
      <text:h text:style-name="P169" text:outline-level="4"><text:s text:c="8"/>}</text:h>
      <text:h text:style-name="P170" text:outline-level="4"/>
      <text:h text:style-name="P171" text:outline-level="4"><text:s text:c="8"/>if substr[j] == arr[i] {</text:h>
      <text:h text:style-name="P172" text:outline-level="4"><text:s text:c="12"/>j += 1;</text:h>
      <text:h text:style-name="P173" text:outline-level="4"><text:s text:c="8"/>}</text:h>
      <text:h text:style-name="P174" text:outline-level="4"/>
      <text:h text:style-name="P175" text:outline-level="4"><text:s text:c="8"/>if j == substr.len() {</text:h>
      <text:h text:style-name="P176" text:outline-level="4"><text:s text:c="12"/>return Some(i - j + 1);</text:h>
      <text:h text:style-name="P177" text:outline-level="4"><text:s text:c="8"/>}</text:h>
      <text:h text:style-name="P178" text:outline-level="4"><text:s text:c="4"/>}</text:h>
      <text:h text:style-name="P179" text:outline-level="4"/>
      <text:h text:style-name="P180" text:outline-level="4"><text:s text:c="4"/>None</text:h>
      <text:h text:style-name="P181" text:outline-level="4">}</text:h>
      <text:h text:style-name="P182" text:outline-level="4"/>
      <text:h text:style-name="P183" text:outline-level="4">#[cfg(test)]</text:h>
      <text:h text:style-name="P184" text:outline-level="4">mod tests {</text:h>
      <text:h text:style-name="P185" text:outline-level="4"><text:s text:c="4"/>use super::*;</text:h>
      <text:h text:style-name="P186" text:outline-level="4"/>
      <text:h text:style-name="P187" text:outline-level="4"><text:s text:c="4"/>#[test]</text:h>
      <text:h text:style-name="P188" text:outline-level="4"><text:s text:c="4"/>fn linear_search_works() {</text:h>
      <text:h text:style-name="P189" text:outline-level="4"><text:s text:c="8"/>let s = "qpoueangygnzlhtahgegbbxlotw";</text:h>
      <text:h text:style-name="P190" text:outline-level="4"/>
      <text:h text:style-name="P191" text:outline-level="4"><text:s text:c="8"/>assert_eq!(linear_search(s.as_bytes(), "tahge".as_bytes()), Some(14));</text:h>
      <text:h text:style-name="P192" text:outline-level="4"><text:s text:c="8"/>assert_eq!(linear_search(s.as_bytes(), "rand".as_bytes()), None);</text:h>
      <text:h text:style-name="P193" text:outline-level="4"><text:s text:c="4"/>}</text:h>
      <text:h text:style-name="P194" text:outline-level="4"/>
      <text:h text:style-name="P195" text:outline-level="4"><text:s text:c="4"/>#[test]</text:h>
      <text:soft-page-break/>
      <text:h text:style-name="P196" text:outline-level="4"><text:s text:c="4"/>fn rabin_search_works() {</text:h>
      <text:h text:style-name="P197" text:outline-level="4"><text:s text:c="8"/>let s = "qpoueangygnzlhtahgegbbxlotw";</text:h>
      <text:h text:style-name="P198" text:outline-level="4"/>
      <text:h text:style-name="P199" text:outline-level="4"><text:s text:c="8"/>assert_eq!(rabin_search(s.as_bytes(), "tahge".as_bytes()), Some(14));</text:h>
      <text:h text:style-name="P200" text:outline-level="4"><text:s text:c="8"/>assert_eq!(rabin_search(s.as_bytes(), "rand".as_bytes()), None);</text:h>
      <text:h text:style-name="P201" text:outline-level="4"><text:s text:c="4"/>}</text:h>
      <text:h text:style-name="P202" text:outline-level="4"/>
      <text:h text:style-name="P203" text:outline-level="4"><text:s text:c="4"/>#[test]</text:h>
      <text:h text:style-name="P204" text:outline-level="4"><text:s text:c="4"/>fn knuth_search_works() {</text:h>
      <text:h text:style-name="P205" text:outline-level="4"><text:s text:c="8"/>let s = "qpoueangygnzlhtahgegbbxlotw";</text:h>
      <text:h text:style-name="P206" text:outline-level="4"/>
      <text:h text:style-name="P207" text:outline-level="4"><text:s text:c="8"/>assert_eq!(knuth_search(s.as_bytes(), "tahge".as_bytes()), Some(14));</text:h>
      <text:h text:style-name="P208" text:outline-level="4"><text:s text:c="8"/>assert_eq!(knuth_search(s.as_bytes(), "rand".as_bytes()), None);</text:h>
      <text:h text:style-name="P209" text:outline-level="4"><text:s text:c="4"/>}</text:h>
      <text:h text:style-name="P210" text:outline-level="4">}</text:h>
      <text:h text:style-name="P211" text:outline-level="4">benches/bench.rs:</text:h>
      <text:p text:style-name="P212">use criterion::{criterion_group, criterion_main, BenchmarkId, Criterion};</text:p>
      <text:p text:style-name="P213">use rand::prelude::*;</text:p>
      <text:p text:style-name="P214"/>
      <text:p text:style-name="P215">use l2::*;</text:p>
      <text:p text:style-name="P216"/>
      <text:p text:style-name="P217">fn gen_rand_str(len: usize) -&gt; String {</text:p>
      <text:p text:style-name="P218"><text:s text:c="4"/>let mut ret = String::with_capacity(len);</text:p>
      <text:p text:style-name="P219"><text:s text:c="4"/>let mut rng = thread_rng();</text:p>
      <text:p text:style-name="P220"/>
      <text:p text:style-name="P221"><text:s text:c="4"/>for _ in 0..len {</text:p>
      <text:p text:style-name="P222"><text:s text:c="8"/>ret.push(rng.gen_range('a'..'p'));</text:p>
      <text:p text:style-name="P223"><text:s text:c="4"/>}</text:p>
      <text:p text:style-name="P224"/>
      <text:p text:style-name="P225"><text:s text:c="4"/>ret</text:p>
      <text:p text:style-name="P226">}</text:p>
      <text:p text:style-name="P227"/>
      <text:p text:style-name="P228">fn bench_searches(c: &amp;mut Criterion) {</text:p>
      <text:soft-page-break/>
      <text:p text:style-name="P229"><text:s text:c="4"/>let mut group = c.benchmark_group("Поиск подстроки");</text:p>
      <text:p text:style-name="P230"/>
      <text:p text:style-name="P231"><text:s text:c="4"/>for i in [3000, 6000, 9000] {</text:p>
      <text:p text:style-name="P232"><text:s text:c="8"/>let arr = gen_rand_str(i);</text:p>
      <text:p text:style-name="P233"/>
      <text:p text:style-name="P234"><text:s text:c="8"/>group.bench_function(</text:p>
      <text:p text:style-name="P235"><text:s text:c="12"/>BenchmarkId::new("Последовательный", i),</text:p>
      <text:p text:style-name="P236"><text:s text:c="12"/>|b| {</text:p>
      <text:p text:style-name="P237"><text:s text:c="16"/>b.iter(|| {</text:p>
      <text:p text:style-name="P238"><text:s text:c="20"/>linear_search(arr.as_bytes(), gen_rand_str(5).as_bytes())</text:p>
      <text:p text:style-name="P239"><text:s text:c="16"/>})</text:p>
      <text:p text:style-name="P240"><text:s text:c="12"/>},</text:p>
      <text:p text:style-name="P241"><text:s text:c="8"/>);</text:p>
      <text:p text:style-name="P242"><text:s text:c="8"/>group.bench_function(BenchmarkId::new("Рабина", i), |b| {</text:p>
      <text:p text:style-name="P243"><text:s text:c="12"/>b.iter(|| rabin_search(arr.as_bytes(), gen_rand_str(5).as_bytes()))</text:p>
      <text:p text:style-name="P244"><text:s text:c="8"/>});</text:p>
      <text:p text:style-name="P245"><text:s text:c="8"/>group.bench_function(BenchmarkId::new("Кнута", i), |b| {</text:p>
      <text:p text:style-name="P246"><text:s text:c="12"/>b.iter(|| knuth_search(arr.as_bytes(), gen_rand_str(5).as_bytes()))</text:p>
      <text:p text:style-name="P247"><text:s text:c="8"/>});</text:p>
      <text:p text:style-name="P248"><text:s text:c="4"/>}</text:p>
      <text:p text:style-name="P249"/>
      <text:p text:style-name="P250"><text:s text:c="4"/>group.finish();</text:p>
      <text:p text:style-name="P251">}</text:p>
      <text:p text:style-name="P252"/>
      <text:p text:style-name="P253">criterion_group!(benches, bench_searches);</text:p>
      <text:p text:style-name="P254">criterion_main!(benches);</text:p>
      <text:h text:style-name="P255" text:outline-level="4">Cargo.toml:</text:h>
      <text:p text:style-name="P256">[package]</text:p>
      <text:p text:style-name="P257">name = "l2"</text:p>
      <text:p text:style-name="P258">version = "0.1.0"</text:p>
      <text:p text:style-name="P259">edition = "2021"</text:p>
      <text:p text:style-name="P260"/>
      <text:p text:style-name="P261"># See more keys and their<text:s/>definitions at https://doc.rust-lang.org/cargo/reference/manifest.html</text:p>
      <text:p text:style-name="P262"/>
      <text:p text:style-name="P263">[dev-dependencies]</text:p>
      <text:p text:style-name="P264">criterion = { version = "0.3", features = ["html_reports"] }</text:p>
      <text:soft-page-break/>
      <text:p text:style-name="P265">rand = "0.8.5"</text:p>
      <text:p text:style-name="P266"/>
      <text:p text:style-name="P267">[[bench]]</text:p>
      <text:p text:style-name="P268">name = "bench"</text:p>
      <text:p text:style-name="P269"><text:span text:style-name="T270">harness = fals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iberation Sans" svg:font-family="Liberation Sans" style:font-family-generic="swiss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margin-top="0.1666in" fo:margin-bottom="0in" fo:line-height="100%"/>
      <style:text-properties style:font-name="Times New Roman" style:font-name-asian="NSimSun" style:font-name-complex="Times New Roman" fo:font-weight="bold" style:font-weight-asian="bold" style:font-weight-complex="bold" style:letter-kerning="true" fo:font-size="20pt" style:font-size-asian="20pt" style:font-size-complex="20pt" style:language-asian="zh" style:country-asian="CN" style:language-complex="hi" style:country-complex="IN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3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NSimSun" style:font-name-complex="Times New Roman" fo:font-weight="bold" style:font-weight-asian="bold" style:font-weight-complex="bold" style:letter-kerning="true" fo:font-size="20pt" style:font-size-asian="20pt" style:font-size-complex="20pt" style:language-asian="zh" style:country-asian="CN" style:language-complex="hi" style:country-complex="IN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Дмитрий Особов</meta:initial-creator>
    <dc:creator>Тихон Хохлов</dc:creator>
    <meta:creation-date>2023-02-16T08:19:00Z</meta:creation-date>
    <dc:date>2023-03-18T14:20:00Z</dc:date>
    <meta:template xlink:href="Normal.dotm" xlink:type="simple"/>
    <meta:editing-cycles>82</meta:editing-cycles>
    <meta:editing-duration>PT30360S</meta:editing-duration>
    <meta:user-defined meta:name="AppVersion">15.0000</meta:user-defined>
    <meta:document-statistic meta:page-count="9" meta:paragraph-count="12" meta:word-count="931" meta:character-count="6230" meta:row-count="44" meta:non-whitespace-character-count="531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pt" svg:width="453.45pt" chart:style-name="Crt0">
        <chart:title chart:style-name="CT00">
          <text:p text:style-name="a0" text:class-names="" text:cond-style-name="">Зависимость времени работы алгоритмов поиска подстроки от количества символов в строке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Время, μс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Кол-во символов в строке, шт.</text:p>
            </chart:title>
            <chart:categories table:cell-range-address="local-table.$A$2:.$A$4"/>
          </chart:axis>
          <chart:series chart:label-cell-address="local-table.$B$1" chart:values-cell-range-address="local-table.$B$2:.$B$4" chart:class="chart:line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line" chart:attached-axis="primary-y" chart:style-name="G0S2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Последовательный</text:p>
              </table:table-cell>
              <table:table-cell office:value-type="string">
                <text:p>Рабина</text:p>
              </table:table-cell>
              <table:table-cell office:value-type="string">
                <text:p>Кнут-Пратт-Моррис</text:p>
              </table:table-cell>
            </table:table-row>
          </table:table-header-rows>
          <table:table-row>
            <table:table-cell office:value-type="float" office:value="3000"/>
            <table:table-cell office:value-type="float" office:value="6.5"/>
            <table:table-cell office:value-type="float" office:value="2.6"/>
            <table:table-cell office:value-type="float" office:value="4.5999999999999996"/>
          </table:table-row>
          <table:table-row>
            <table:table-cell office:value-type="float" office:value="6000"/>
            <table:table-cell office:value-type="float" office:value="13.2"/>
            <table:table-cell office:value-type="float" office:value="5.4"/>
            <table:table-cell office:value-type="float" office:value="9.3000000000000007"/>
          </table:table-row>
          <table:table-row>
            <table:table-cell office:value-type="float" office:value="9000"/>
            <table:table-cell office:value-type="float" office:value="19.899999999999999"/>
            <table:table-cell office:value-type="float" office:value="8.3000000000000007"/>
            <table:table-cell office:value-type="float" office:value="13.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